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2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786cm"/>
    </style:style>
    <style:style style:name="pr5" style:family="presentation" style:parent-style-name="Default-subtitle">
      <style:graphic-properties draw:fill-color="#ffffff" draw:auto-grow-height="true" fo:min-height="6.775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>
      <style:graphic-properties draw:fill-color="#ffffff" draw:auto-grow-height="true" fo:min-height="7.259cm"/>
    </style:style>
    <style:style style:name="pr10" style:family="presentation" style:parent-style-name="Default-title" style:list-style-name="L1">
      <style:graphic-properties draw:auto-grow-height="true" fo:min-height="9.2cm"/>
    </style:style>
    <style:style style:name="pr11" style:family="presentation" style:parent-style-name="Default-notes">
      <style:graphic-properties draw:fill-color="#ffffff" draw:auto-grow-height="true" fo:min-height="13.38cm"/>
    </style:style>
    <style:style style:name="P1" style:family="paragraph"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margin-top="0.3cm" fo:margin-bottom="0.3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paragraph-properties fo:margin-left="0cm" fo:margin-right="0cm" fo:margin-top="0.1cm" fo:margin-bottom="0.1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32pt"/>
    </style:style>
    <style:style style:name="P9" style:family="paragraph">
      <style:text-properties fo:font-size="20pt"/>
    </style:style>
    <style:style style:name="P10" style:family="paragraph">
      <loext:graphic-properties draw:fill-color="#ffffff"/>
      <style:paragraph-properties fo:line-height="150%"/>
      <style:text-properties fo:font-size="32pt"/>
    </style:style>
    <style:style style:name="P11" style:family="paragraph">
      <style:paragraph-properties fo:margin-top="1.4cm" fo:margin-bottom="1.4cm" fo:line-height="150%"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top="0.4cm" fo:margin-bottom="0.4cm" fo:line-height="150%" fo:text-align="center"/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32pt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0pt"/>
    </style:style>
    <style:style style:name="T7" style:family="text">
      <style:text-properties fo:font-size="20pt" fo:font-weight="bold" style:font-weight-asian="bold" style:font-weight-complex="bold"/>
    </style:style>
    <style:style style:name="T8" style:family="text">
      <style:text-properties style:font-name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rning Down the Castle</text:span></text:p>
          </draw:text-box>
        </draw:frame>
        <draw:frame presentation:style-name="pr2" draw:text-style-name="P3" draw:layer="layout" svg:width="25.199cm" svg:height="4.259cm" svg:x="1.401cm" svg:y="9.341cm" presentation:class="subtitle" presentation:user-transformed="true">
          <draw:text-box>
            <text:p text:style-name="P2"><text:span text:style-name="T2">Daniel Vetter, Intel OTC</text:span></text:p>
            <text:p text:style-name="P2"><text:span text:style-name="T2">@danvet</text:span></text:p>
            <text:p text:style-name="P2"><text:span text:style-name="T2">LCA 2018, Sydne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fessions</text:span></text:p>
          </draw:text-box>
        </draw:frame>
        <draw:frame presentation:style-name="pr2" draw:text-style-name="P3" draw:layer="layout" svg:width="25.199cm" svg:height="4.259cm" svg:x="1.401cm" svg:y="8.741cm" presentation:class="subtitle" presentation:user-transformed="true">
          <draw:text-box>
            <text:p><text:span text:style-name="T2">… </text:span><text:span text:style-name="T2">of a kernel maintainer in recover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this is my personal story</text:p>
              <text:p/>
              <text:p>started out with kernel maintainers as my heros</text:p>
              <text:p/>
              <text:p>and then learned a lot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786cm" svg:x="1.401cm" svg:y="7.817cm" presentation:class="title" presentation:user-transformed="true">
          <draw:text-box>
            <text:p><text:span text:style-name="T3">Issu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de of Conflict</text:span></text:p>
          </draw:text-box>
        </draw:frame>
        <draw:frame presentation:style-name="pr2" draw:text-style-name="P3" draw:layer="layout" svg:width="25.199cm" svg:height="4.259cm" svg:x="1.405cm" svg:y="8.741cm" presentation:class="subtitle" presentation:user-transformed="true">
          <draw:text-box>
            <text:p><text:span text:style-name="T2">Just the surface 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inux kernel encodes it's heated debate culture in the CodeOfConflict</text:p>
              <text:p/>
              <text:p><text:span text:style-name="T4">just the symptom</text:span>, not the real problem (or only for a few maintainers)</text:p>
              <text:p/>
              <text:p>this is what kernel maintainers mean when they say <text:span text:style-name="T4">„it has gotten much better“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><text:span text:style-name="T2">Power</text:span></text:p>
            <text:p><text:span text:style-name="T2">+</text:span></text:p>
            <text:p><text:span text:style-name="T2">Controlling Behavio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interlude about how violence isn't really needed for abuse, it's all about control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buse</text:span></text:p>
          </draw:text-box>
        </draw:frame>
        <draw:frame presentation:style-name="pr2" draw:text-style-name="P3" draw:layer="layout" svg:width="25.199cm" svg:height="4.259cm" svg:x="1.4cm" svg:y="9.341cm" presentation:class="subtitle" presentation:user-transformed="true">
          <draw:text-box>
            <text:p text:style-name="P6"><text:span text:style-name="T2">„</text:span><text:span text:style-name="T2">Why does he do that?</text:span></text:p>
            <text:p text:style-name="P6"><text:span text:style-name="T2">Inside the Minds of Angry and Controlling Men“</text:span></text:p>
            <text:p text:style-name="P6"><text:span text:style-name="T2">by Lundy Bancrof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this is about abusive in personal relationships</text:p>
              <text:p/>
              <text:p>extracts patterns and archetypes of abusers which translate really well to other settings like the kernel community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„</text:span><text:span text:style-name="T1">only technical“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4">one-way emotions</text:span>, especially Linus (classic controlling behaviour): contributors only technical, maintainers can throw around all their emotions, demand understanding with their workload, ...</text:p>
              <text:p/>
              <text:p><text:span text:style-name="T4">no (safe) space</text:span> for community topics</text:p>
              <text:p/>
              <text:p><text:span text:style-name="T4">negative</text:span> space for real <text:span text:style-name="T4">leadership</text:span></text:p>
              <text:p/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ake it persona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again <text:span text:style-name="T4">no safe discussion spaces</text:span></text:p>
              <text:p/>
              <text:p><text:span text:style-name="T4">high stakes</text:span>, better to cover up than fix for real</text:p>
              <text:p/>
              <text:p>local <text:span text:style-name="T4">toxic people</text:span> everywhere, unchallenged</text:p>
              <text:p/>
              <text:p><text:span text:style-name="T4">personality cult</text:span> also reinforces power, so this goes both ways on the abuse ladder</text:p>
              <text:p/>
              <text:p/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do not share pow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4">lack of good docs</text:span> („I don't need this stuff“ - well it's not for established contributors!), both code&amp;process</text:p>
              <text:p/>
              <text:p>bad docs for <text:span text:style-name="T4">„unwritten rules“</text:span> which everyone supposedly knows, resulting in lots of unknowns about what's expected</text:p>
              <text:p/>
              <text:p>lack of proper <text:span text:style-name="T4">automation/tests</text:span></text:p>
              <text:p/>
              <text:p><text:span text:style-name="T4">review</text:span> is a power establishing gauntlet</text:p>
              <text:p/>
              <text:p><text:span text:style-name="T4">group maintainership is a fringe thing</text:span>: 25% at subsystem level, 15% for real (arm-soc only at the top group maintained, drm only some subtrees), 5% actual teams with CI and everything</text:p>
              <text:p/>
              <text:p><text:span text:style-name="T4">„</text:span><text:span text:style-name="T4">powerless“</text:span> maintainer as<text:span text:style-name="T5"> smoke screen, </text:span><text:span text:style-name="T4">„overworked“ </text:span><text:span text:style-name="T5">as excuse for </text:span><text:span text:style-name="T4">microagressions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Interactive Documentation</text:span></text:p>
          </draw:text-box>
        </draw:frame>
        <draw:frame presentation:style-name="pr5" draw:text-style-name="P3" draw:layer="layout" svg:width="25.199cm" svg:height="6.775cm" svg:x="1.401cm" svg:y="8.425cm" presentation:class="subtitle" presentation:user-transformed="true">
          <draw:text-box>
            <text:p text:style-name="P6"><text:span text:style-name="T2">„</text:span><text:span text:style-name="T2">Life is better with Rust's community automation“</text:span></text:p>
            <text:p text:style-name="P6"><text:span text:style-name="T2">by Emily Dunham</text:span></text:p>
            <text:p text:style-name="P6"><text:span text:style-name="T2"/></text:p>
            <text:p text:style-name="P6"><text:span text:style-name="T2">„</text:span><text:span text:style-name="T2">Have It Your Way: Maximizing Drive-Thru Contributions“ by VM Brasseu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think whether your community is safe against all these failure modes, fix accordingly</text:p>
              <text:p/>
              <text:p>really good ideas from Rust-land, see slide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nice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first attempt at improving: look at maintainers who already stood up for e.g. outreachy and CoC, as possible allies</text:p>
              <text:p/>
              <text:p>but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„</text:span><text:span text:style-name="T1">nice“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but</text:p>
              <text:p/>
              <text:p>watch heated dicussions with them → not even listening to other viewpoints the consider invalid, so „nice maintainers“ similarly abusive about their power, just a lot nicer about it</text:p>
              <text:p/>
              <text:p>makes it really <text:span text:style-name="T4">risky to find allies</text:span> at kernel conferences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786cm" svg:x="1.401cm" svg:y="7.817cm" presentation:class="title" presentation:user-transformed="true">
          <draw:text-box>
            <text:p><text:span text:style-name="T3">Allies, 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who else is there and not an ally?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apologi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example kernel panel with 4 people</text:p>
              <text:p/>
              <text:p>3 apologists (plus me)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ost contribu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oud and silent ones</text:p>
              <text:p/>
              <text:p>(not going to name/expose anyone ofc)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burned out maintain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<text:span text:style-name="T6">not 100% quitters, often no longer maintainers</text:span></text:p>
              <text:p><text:span text:style-name="T6"/></text:p>
              <text:p><text:span text:style-name="T6">learned what it means to lead teams the hard way</text:span></text:p>
              <text:p><text:span text:style-name="T6"/></text:p>
              <text:p><text:span text:style-name="T6">not really me, just hit the limit of what can be changed from within</text:span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(dri-deve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gfx subsystem improved a lot:</text:p>
              <text:p/>
              <text:list text:style-name="L3">
                <text:list-item>
                  <text:p><text:span text:style-name="T4">commit rights</text:span>, much less powers for maintainers</text:p>
                </text:list-item>
                <text:list-item>
                  <text:p><text:span text:style-name="T4">CI</text:span>, <text:span text:style-name="T4">scripts</text:span>: automate as much as feasible</text:p>
                </text:list-item>
                <text:list-item>
                  <text:p>implemented rst-based new <text:span text:style-name="T4">documentation</text:span> system</text:p>
                </text:list-item>
                <text:list-item>
                  <text:p>pushing for good docs everywhere (code, process, ...)</text:p>
                </text:list-item>
                <text:list-item>
                  <text:p>real <text:span text:style-name="T4">code of conduct</text:span>, enforced</text:p>
                </text:list-item>
              </text:list>
              <text:p/>
              <text:p>but no one willing to fight the kernel community at large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mere contributo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><text:span text:style-name="T6">contribute and get out again</text:span></text:p>
              <text:p><text:span text:style-name="T6"/></text:p>
              <text:p><text:span text:style-name="T6">or </text:span><text:span text:style-name="T7">vendor kernel/fork</text:span><text:span text:style-name="T6"> from the start, never contributing back to upstream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Allies, Maybe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><text:span text:style-name="T2">sandwiched maintainer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lots of unhappy maintainers in-between</text:p>
              <text:p/>
              <text:p>but all unwilling to actually change for various reasons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earning</text:p>
          </draw:text-box>
        </draw:frame>
        <draw:frame presentation:style-name="pr7" draw:layer="layout" svg:width="25.199cm" svg:height="9.973cm" svg:x="1.4cm" svg:y="7.3cm" presentation:class="outline" presentation:user-transformed="true">
          <draw:text-box>
            <text:list text:style-name="L4">
              <text:list-item>
                <text:p>CLS <text:span text:style-name="T8">@vmbrasseur </text:span>@jonobacon at OSCON, LCA, ...<text:span text:style-name="T8"> </text:span></text:p>
              </text:list-item>
              <text:list-item>
                <text:p><text:span text:style-name="T8">maintainerati @jessfraz</text:span></text:p>
              </text:list-item>
              <text:list-item>
                <text:p><text:span text:style-name="T8">community tracks in general</text:span></text:p>
              </text:list-item>
              <text:list-item>
                <text:p><text:span text:style-name="T8">change management, e.g. John Kotter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7" draw:layer="layout" svg:width="16.799cm" svg:height="13.364cm" svg:x="2.1cm" svg:y="14.107cm" presentation:class="notes">
            <draw:text-box>
              <text:p><text:span text:style-name="T6">interlude about learning how to run a community properly</text:span></text:p>
              <text:p><text:span text:style-name="T6"/></text:p>
              <text:p><text:span text:style-name="T6">to make this less depressing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786cm" svg:x="1.401cm" svg:y="7.817cm" presentation:class="title" presentation:user-transformed="true">
          <draw:text-box>
            <text:p><text:span text:style-name="T3">Status Qu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pectator spo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applause when a maintainer gets dragged off stage because he didn't make it to the last round (boxing as spectator sport)</text:p>
              <text:p/>
              <text:p><text:span text:style-name="T4">„</text:span><text:span text:style-name="T4">abusive performance arts“</text:span>, spicy quotes passed around in the press</text:p>
              <text:p/>
              <text:p>not an exclusive problem to the kernel community, really hard to fix</text:p>
              <text:p/>
              <text:p><text:span text:style-name="T4">personality cult</text:span> as power reinforcement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scar(r)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unwilling to share power/give away control out of fear of the next beat up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job secur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paid because they are the bottleneck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7.8cm" presentation:class="title" presentation:user-transformed="true">
          <draw:text-box>
            <text:p><text:span text:style-name="T1">L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same, just much more extreme:</text:p>
              <text:p/>
              <text:p>LF haggling Linus Torvalds Q&amp;A around at every event, <text:span text:style-name="T4">„access to kernel maintainers“</text:span> as their product</text:p>
              <text:p/>
              <text:p>LF founded to give Linus Torvalds (and others) a <text:span text:style-name="T4">neutral employer</text:span></text:p>
              <text:p/>
              <text:p>hence LF also depends upon the current organization staying as is</text:p>
              <text:p/>
              <text:p>and ofc Linus would need to look for a new job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Governance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><text:span text:style-name="T2">conflicts of interests will happ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another interlude ...</text:p>
              <text:p/>
              <text:p>mostly an issue for large communities, but so much easier to fix when still small</text:p>
              <text:p/>
              <text:p><text:span text:style-name="T4">separate governance/foundation from business</text:span>, the governance foundation should not hire/fund developers</text:p>
              <text:p/>
              <text:p>make sure you <text:span text:style-name="T4">don't restrict voting rights</text:span> to e.g. founders, or only big companies</text:p>
              <text:p/>
              <text:p>foundation/community <text:span text:style-name="T4">goals will drift</text:span>, make sure they will get realigned through your voting/governance structure</text:p>
              <text:p/>
              <text:p>both LF and X.org Foundation as examples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Status Quo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 text:style-name="P8"><text:span text:style-name="T2">maintainers benefi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 text:style-name="P9">(mostly) abuse doesn't happen because people are sadistic, but because there's real benefits and incentives</text:p>
              <text:p text:style-name="P9"/>
              <text:p text:style-name="P9">abusers aren't born, they're made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3.786cm" svg:x="1.401cm" svg:y="7.817cm" presentation:class="title" presentation:user-transformed="true">
          <draw:text-box>
            <text:p><text:span text:style-name="T3">Quo vadi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contributors</text:span></text:p>
          </draw:text-box>
        </draw:frame>
        <draw:frame presentation:style-name="pr9" draw:text-style-name="P3" draw:layer="layout" svg:width="25.199cm" svg:height="7.259cm" svg:x="1.4cm" svg:y="8.741cm" presentation:class="subtitle" presentation:user-transformed="true">
          <draw:text-box>
            <text:p><text:span text:style-name="T2">do not get stuck</text:span></text:p>
            <text:p><text:span text:style-name="T2"/></text:p>
            <text:p><text:span text:style-name="T2">DO. NOT. GET. STUC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kernel contributing is a great <text:span text:style-name="T4">career boost</text:span>, I don't want to deny that to anyone</text:p>
              <text:p/>
              <text:p>but be clear on what you get yourself into</text:p>
              <text:p/>
              <text:p>do not join if you're inclined to fix communities</text:p>
              <text:p/>
              <text:p>maybe join if you want to test something, you can't make it worse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</text:span></text:p>
          </draw:text-box>
        </draw:frame>
        <draw:frame presentation:style-name="pr9" draw:text-style-name="P10" draw:layer="layout" svg:width="25.199cm" svg:height="7.259cm" svg:x="1.4cm" svg:y="8.741cm" presentation:class="subtitle" presentation:user-transformed="true">
          <draw:text-box>
            <text:p text:style-name="P2"><text:span text:style-name="T2">share power, drop privileges</text:span></text:p>
            <text:p text:style-name="P2"><text:span text:style-name="T2">document&amp;automate</text:span></text:p>
            <text:p text:style-name="P2"><text:span text:style-name="T2">care about the peo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more specific <text:span text:style-name="T4">plea towards maintainers</text:span> to break the established abuse vectors in the kernel community</text:p>
              <text:p/>
              <text:p><text:span text:style-name="T4">best done silently</text:span>, and if caught, blame it all on dri-devel</text:p>
              <text:p/>
              <text:p>pls try to avoid a French revolution</text:p>
              <text:p/>
              <text:p>aka my talk <text:span text:style-name="T4">title isn't a call to action</text:span>, but an unfortunate prediction</text:p>
              <text:p/>
              <text:p>personally reached the limit of what's possible from within, as a maintainer (in graphics)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maintainers</text:span></text:p>
          </draw:text-box>
        </draw:frame>
        <draw:frame presentation:style-name="pr9" draw:text-style-name="P3" draw:layer="layout" svg:width="25.199cm" svg:height="7.259cm" svg:x="1.4cm" svg:y="8.741cm" presentation:class="subtitle" presentation:user-transformed="true">
          <draw:text-box>
            <text:p><text:span text:style-name="T2">„</text:span><text:span text:style-name="T2">Maintainers Don't Scale“, LCA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shameless self-plug of my talk from last year</text:p>
              <text:p/>
              <text:p>concrete reasons and actions we've taken in graphics to fix all this</text:p>
              <text:p/>
              <text:p>take as an example and adapt to your own subsystem/project</text:p>
              <text:p/>
              <text:p>Goal: Make <text:span text:style-name="T4">yourself replacable</text:span> and mostly irrelevant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9.2cm" svg:x="1.401cm" svg:y="5.2cm" presentation:class="title" presentation:user-transformed="true">
          <draw:text-box>
            <text:p text:style-name="P11"><text:span text:style-name="T3">Be a Steward</text:span><text:span text:style-name="T3"><text:line-break/></text:span><text:span text:style-name="T3">Not a Lor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wrapping up with the conclusion from my lca2017 talk</text:p>
              <text:p/>
              <text:p>thank people for letting me share my story and for listening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e a Steward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><text:span text:style-name="T2">Q&amp;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real questions please</text:p>
              <text:p/>
              <text:p>… or you'll hear my backup slide sermons :-)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><text:span text:style-name="T2">technical excellence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11" draw:text-style-name="P4" draw:layer="layout" svg:width="16.799cm" svg:height="13.38cm" svg:x="2.1cm" svg:y="14.107cm" presentation:class="notes" presentation:user-transformed="true">
            <draw:text-box>
              <text:p>backup slide for the inevitable question</text:p>
              <text:p/>
              <text:p>open source is about changing the world</text:p>
              <text:p/>
              <text:p>at least you need bug reporters and users for relevance</text:p>
              <text:p/>
              <text:p>at least some collaborators, for review</text:p>
              <text:p/>
              <text:p>even if you're a unicorn, you need collaborators because one-person projects aren't all that relevant</text:p>
              <text:p/>
              <text:p>→ technical excellence requires to put people first</text:p>
              <text:p/>
              <text:p>Linux is failing, e.g. regression handling isn't working, instead power plays, abuse and backstabbing politics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><text:span text:style-name="T2">The sucess! And still growing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11" draw:text-style-name="P4" draw:layer="layout" svg:width="16.799cm" svg:height="13.38cm" svg:x="2.1cm" svg:y="14.107cm" presentation:class="notes" presentation:user-transformed="true">
            <draw:text-box>
              <text:p>some good things:</text:p>
              <text:p/>
              <text:p><text:span text:style-name="T4">distributed development</text:span>, no central repo</text:p>
              <text:p/>
              <text:p><text:span text:style-name="T4">no regressions</text:span> (actually caring about users)</text:p>
              <text:p/>
              <text:p>but</text:p>
              <text:p/>
              <text:p>the world <text:span text:style-name="T4">needed an open source OS</text:span><text:span text:style-name="T5">,</text:span> and BSD was struggling with fragmentation and lawsuits too much</text:p>
              <text:p/>
              <text:p>hence</text:p>
              <text:p/>
              <text:p>Linux didn't win because of the abusive management style, but despite</text:p>
              <text:p/>
              <text:p>nowadays lots of <text:span text:style-name="T4">vendors semi-abandon upstream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4.6cm" presentation:class="title" presentation:user-transformed="true">
          <draw:text-box>
            <text:p><text:span text:style-name="T1">But ...</text:span></text:p>
          </draw:text-box>
        </draw:frame>
        <draw:frame presentation:style-name="pr2" draw:text-style-name="P3" draw:layer="layout" svg:width="25.199cm" svg:height="4.259cm" svg:x="1.4cm" svg:y="8.741cm" presentation:class="subtitle" presentation:user-transformed="true">
          <draw:text-box>
            <text:p><text:span text:style-name="T2">How to fix thi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11" draw:text-style-name="P4" draw:layer="layout" svg:width="16.799cm" svg:height="13.38cm" svg:x="2.1cm" svg:y="14.107cm" presentation:class="notes" presentation:user-transformed="true">
            <draw:text-box>
              <text:p>first step to fixing a problem is admitting there is one</text:p>
              <text:p/>
              <text:p>fire Linus Torvalds</text:p>
              <text:p/>
              <text:p><text:span text:style-name="T4">walking away</text:span> is the only way to stop abuse</text:p>
              <text:p/>
              <text:p>able and willing to fire Linus</text:p>
              <text:p/>
              <text:p>in the end probably not required: Linus doesn't have an anger management issue, viz <text:span text:style-name="T4">Meltdown/KPTI</text:span></text:p>
              <text:p><text:span text:style-name="T4"/></text:p>
              <text:p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02T15:38:20</meta:creation-date>
    <meta:editing-duration>P24DT16H57M43S</meta:editing-duration>
    <meta:editing-cycles>95</meta:editing-cycles>
    <meta:generator>LibreOffice/5.4.3.2$Linux_X86_64 LibreOffice_project/40m0$Build-2</meta:generator>
    <dc:date>2018-01-15T09:42:05.735369500</dc:date>
    <meta:document-statistic meta:object-count="150"/>
  </office:meta>
</office:document-meta>
</file>